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1" svg:font-family="'Lucida Sans'"/>
    <style:font-face style:name="Bitstream Vera Sans1" svg:font-family="'Bitstream Vera Sans'" style:font-pitch="variable"/>
    <style:font-face style:name="Lucida Sans" svg:font-family="'Lucida San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pbygging</text:h>
      <text:h text:style-name="Heading_20_2" text:outline-level="2">Filstruktur</text:h>
      <text:h text:style-name="Heading_20_2" text:outline-level="2">Databasestruktur</text:h>
      <text:h text:style-name="Heading_20_1" text:outline-level="1">Innstallasjon</text:h>
      <text:p text:style-name="Text_20_body">Database</text:p>
      <text:p text:style-name="Text_20_body">Filstruktur</text:p>
      <text:h text:style-name="Heading_20_1" text:outline-level="1">Rammeverk</text:h>
      <text:p text:style-name="Text_20_body">&lt;moduler i rammeverket&gt;</text:p>
      <text:h text:style-name="Heading_20_1" text:outline-level="1">Moduler</text:h>
      <text:p text:style-name="Text_20_body">&lt;Alle moduler i lodo unntatt altinn&gt;</text:p>
      <text:h text:style-name="Heading_20_1" text:outline-level="1">Integrasjoner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1" svg:font-family="'Lucida Sans'"/>
    <style:font-face style:name="Bitstream Vera Sans1" svg:font-family="'Bitstream Vera Sans'" style:font-pitch="variable"/>
    <style:font-face style:name="Lucida Sans" svg:font-family="'Lucida San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1" style:font-size-asian="12pt" style:language-asian="none" style:country-asian="none" style:font-name-complex="Lucida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Lucida Sans" style:font-size-asian="14pt" style:font-name-complex="Lucida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 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6-04-07T16:11:40</meta:creation-date>
    <dc:date>2006-04-07T16:19:53</dc:date>
    <dc:language>en-US</dc:language>
    <meta:editing-cycles>3</meta:editing-cycles>
    <meta:editing-duration>PT8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8" meta:character-count="157"/>
  </office:meta>
</office:document-meta>
</file>